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Courier" svg:font-family="Courier"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20pt" fo:font-weight="bold" officeooo:rsid="001e0abc" officeooo:paragraph-rsid="001e0abc" style:font-size-asian="20pt" style:font-weight-asian="bold" style:font-size-complex="20pt" style:font-weight-complex="bold"/>
    </style:style>
    <style:style style:name="P2" style:family="paragraph" style:parent-style-name="Standard">
      <style:paragraph-properties fo:text-align="justify" style:justify-single-word="false"/>
      <style:text-properties style:font-name="Ubuntu" fo:font-size="12pt" fo:font-weight="normal" officeooo:rsid="001e0abc" officeooo:paragraph-rsid="001e0abc"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style:font-name="Ubuntu" fo:font-size="12pt" fo:font-weight="normal" officeooo:rsid="001e0abc" officeooo:paragraph-rsid="0047f1c0"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Ubuntu" fo:font-size="12pt" fo:font-weight="normal" officeooo:rsid="002436dc" officeooo:paragraph-rsid="002436dc"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Ubuntu" fo:font-size="12pt" fo:font-weight="normal" officeooo:rsid="00256d32" officeooo:paragraph-rsid="00256d32"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Ubuntu" fo:font-size="12pt" fo:font-weight="normal" officeooo:rsid="00256d32" officeooo:paragraph-rsid="002760df"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Ubuntu" fo:font-size="12pt" fo:font-weight="normal" officeooo:rsid="00256d32" officeooo:paragraph-rsid="002a4f60"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Ubuntu" fo:font-size="12pt" fo:font-weight="normal" officeooo:rsid="00256d32" officeooo:paragraph-rsid="00315d70"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Ubuntu" fo:font-size="12pt" fo:font-weight="normal" officeooo:rsid="0025adb9" officeooo:paragraph-rsid="0025adb9"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Ubuntu" fo:font-size="12pt" fo:font-weight="normal" officeooo:rsid="002760df" officeooo:paragraph-rsid="002760df"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Ubuntu" fo:font-size="12pt" fo:font-weight="normal" officeooo:rsid="002760df" officeooo:paragraph-rsid="002895ea"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font-name="Ubuntu" fo:font-size="12pt" fo:font-weight="normal" officeooo:rsid="002a9a45" officeooo:paragraph-rsid="002a9a45"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Ubuntu" fo:font-size="12pt" fo:font-weight="normal" officeooo:rsid="003b8d6f" officeooo:paragraph-rsid="003b8d6f"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Ubuntu" fo:font-size="12pt" fo:font-weight="normal" officeooo:rsid="00462ee5" officeooo:paragraph-rsid="00462ee5"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font-name="Ubuntu" fo:font-size="12pt" fo:font-weight="normal" officeooo:rsid="0047f1c0" officeooo:paragraph-rsid="0047f1c0"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font-name="Ubuntu" fo:font-size="12pt" fo:font-weight="normal" officeooo:rsid="0048f7f7" officeooo:paragraph-rsid="0048f7f7"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font-name="Ubuntu" fo:font-size="12pt" fo:font-weight="normal" officeooo:rsid="004c4d36" officeooo:paragraph-rsid="004c4d36"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Ubuntu" fo:font-size="12pt" fo:font-weight="bold" officeooo:rsid="002436dc" officeooo:paragraph-rsid="002436dc" style:font-size-asian="10.5pt" style:font-weight-asian="bold" style:font-size-complex="12pt" style:font-weight-complex="bold"/>
    </style:style>
    <style:style style:name="P19" style:family="paragraph" style:parent-style-name="Standard">
      <style:paragraph-properties fo:text-align="justify" style:justify-single-word="false"/>
      <style:text-properties style:font-name="Ubuntu" fo:font-size="12pt" fo:font-weight="bold" officeooo:rsid="001e0abc" officeooo:paragraph-rsid="001e0abc" style:font-size-asian="10.5pt" style:font-weight-asian="bold" style:font-size-complex="12pt" style:font-weight-complex="bold"/>
    </style:style>
    <style:style style:name="P20" style:family="paragraph" style:parent-style-name="Standard">
      <style:paragraph-properties fo:text-align="justify" style:justify-single-word="false"/>
      <style:text-properties style:font-name="Ubuntu" fo:font-size="12pt" fo:font-weight="bold" officeooo:rsid="00256d32" officeooo:paragraph-rsid="00256d32" style:font-size-asian="10.5pt" style:font-weight-asian="bold" style:font-size-complex="12pt" style:font-weight-complex="bold"/>
    </style:style>
    <style:style style:name="P21" style:family="paragraph" style:parent-style-name="Standard">
      <style:paragraph-properties fo:text-align="justify" style:justify-single-word="false"/>
      <style:text-properties style:font-name="Ubuntu" fo:font-size="12pt" fo:font-weight="bold" officeooo:rsid="002760df" officeooo:paragraph-rsid="002760df" style:font-size-asian="10.5pt" style:font-weight-asian="bold" style:font-size-complex="12pt" style:font-weight-complex="bold"/>
    </style:style>
    <style:style style:name="P22" style:family="paragraph" style:parent-style-name="Standard">
      <style:paragraph-properties fo:text-align="justify" style:justify-single-word="false"/>
      <style:text-properties style:font-name="Ubuntu" fo:font-size="12pt" fo:font-weight="bold" officeooo:rsid="002895ea" officeooo:paragraph-rsid="0044c7b3" style:font-size-asian="10.5pt" style:font-weight-asian="bold" style:font-size-complex="12pt" style:font-weight-complex="bold"/>
    </style:style>
    <style:style style:name="P23" style:family="paragraph" style:parent-style-name="Standard">
      <style:paragraph-properties fo:text-align="justify" style:justify-single-word="false"/>
      <style:text-properties style:font-name="Ubuntu Mono" fo:font-size="12pt" fo:font-weight="normal" officeooo:rsid="00256d32" officeooo:paragraph-rsid="002a4f60"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Ubuntu Mono" fo:font-size="12pt" fo:font-weight="normal" officeooo:rsid="00256d32" officeooo:paragraph-rsid="0033cfc7"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Ubuntu Mono" fo:font-size="12pt" fo:font-weight="normal" officeooo:rsid="00256d32" officeooo:paragraph-rsid="002760df"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Ubuntu Mono" fo:font-size="12pt" fo:font-weight="normal" officeooo:rsid="00256d32" officeooo:paragraph-rsid="0028fb30"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Ubuntu Mono" fo:font-size="12pt" fo:font-weight="normal" officeooo:rsid="00256d32" officeooo:paragraph-rsid="00256d32"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Ubuntu Mono" fo:font-size="12pt" fo:font-weight="normal" officeooo:rsid="00256d32" officeooo:paragraph-rsid="004187ad"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Ubuntu Mono" fo:font-size="12pt" fo:font-weight="normal" officeooo:rsid="002895ea" officeooo:paragraph-rsid="002a4f60"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Ubuntu Mono" fo:font-size="12pt" fo:font-weight="normal" officeooo:rsid="002895ea" officeooo:paragraph-rsid="002895ea"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style:font-name="Ubuntu Mono" fo:font-size="12pt" fo:font-weight="normal" officeooo:rsid="001e0abc" officeooo:paragraph-rsid="001e0abc"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style:font-name="Ubuntu Mono" fo:font-size="12pt" fo:font-weight="normal" officeooo:rsid="001e0abc" officeooo:paragraph-rsid="001ef55f"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style:font-name="Ubuntu Mono" fo:font-size="12pt" fo:font-weight="normal" officeooo:rsid="002760df" officeooo:paragraph-rsid="002895ea"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style:font-name="Ubuntu Mono" fo:font-size="12pt" fo:font-weight="normal" officeooo:rsid="0025adb9" officeooo:paragraph-rsid="0025adb9"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style:font-name="Ubuntu Mono" fo:font-size="12pt" fo:font-weight="normal" officeooo:rsid="002436dc" officeooo:paragraph-rsid="002436dc"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Ubuntu Mono" fo:font-size="12pt" fo:font-weight="bold" officeooo:rsid="002895ea" officeooo:paragraph-rsid="002895ea" style:font-size-asian="10.5pt" style:font-weight-asian="bold" style:font-size-complex="12pt" style:font-weight-complex="bold"/>
    </style:style>
    <style:style style:name="P37" style:family="paragraph" style:parent-style-name="Standard">
      <style:paragraph-properties fo:text-align="justify" style:justify-single-word="false" fo:break-before="page"/>
      <style:text-properties style:font-name="Ubuntu" fo:font-size="12pt" fo:font-weight="bold" officeooo:rsid="002895ea" officeooo:paragraph-rsid="002895ea" style:font-size-asian="10.5pt" style:font-weight-asian="bold" style:font-size-complex="12pt" style:font-weight-complex="bold"/>
    </style:style>
    <style:style style:name="T1" style:family="text">
      <style:text-properties fo:font-size="12pt" fo:font-weight="normal" officeooo:rsid="001e0abc" style:font-size-asian="10.5pt" style:font-weight-asian="normal" style:font-size-complex="12pt" style:font-weight-complex="normal"/>
    </style:style>
    <style:style style:name="T2" style:family="text">
      <style:text-properties officeooo:rsid="00214036"/>
    </style:style>
    <style:style style:name="T3" style:family="text">
      <style:text-properties officeooo:rsid="002260ec"/>
    </style:style>
    <style:style style:name="T4" style:family="text">
      <style:text-properties officeooo:rsid="0023c8c0"/>
    </style:style>
    <style:style style:name="T5" style:family="text">
      <style:text-properties style:font-name="Ubuntu" fo:font-weight="bold" style:font-weight-asian="bold" style:font-weight-complex="bold"/>
    </style:style>
    <style:style style:name="T6" style:family="text">
      <style:text-properties style:font-name="Ubuntu" fo:font-weight="bold" officeooo:rsid="002760df" style:font-weight-asian="bold" style:font-weight-complex="bold"/>
    </style:style>
    <style:style style:name="T7" style:family="text">
      <style:text-properties fo:font-weight="bold" style:font-weight-asian="bold" style:font-weight-complex="bold"/>
    </style:style>
    <style:style style:name="T8" style:family="text">
      <style:text-properties fo:font-weight="bold" officeooo:rsid="002895ea" style:font-weight-asian="bold" style:font-weight-complex="bold"/>
    </style:style>
    <style:style style:name="T9" style:family="text">
      <style:text-properties fo:font-weight="bold" officeooo:rsid="002dba46" style:font-weight-asian="bold" style:font-weight-complex="bold"/>
    </style:style>
    <style:style style:name="T10" style:family="text">
      <style:text-properties officeooo:rsid="0025adb9"/>
    </style:style>
    <style:style style:name="T11" style:family="text">
      <style:text-properties fo:color="#009900"/>
    </style:style>
    <style:style style:name="T12" style:family="text">
      <style:text-properties fo:color="#009900" officeooo:rsid="002895ea"/>
    </style:style>
    <style:style style:name="T13" style:family="text">
      <style:text-properties fo:color="#009900" officeooo:rsid="0028fb30"/>
    </style:style>
    <style:style style:name="T14" style:family="text">
      <style:text-properties fo:color="#009900" officeooo:rsid="00315d70"/>
    </style:style>
    <style:style style:name="T15" style:family="text">
      <style:text-properties fo:color="#009900" officeooo:rsid="0033cfc7"/>
    </style:style>
    <style:style style:name="T16" style:family="text">
      <style:text-properties fo:color="#009900" officeooo:rsid="00359857"/>
    </style:style>
    <style:style style:name="T17" style:family="text">
      <style:text-properties fo:color="#009900" style:font-name="Ubuntu Mono" officeooo:rsid="002895ea"/>
    </style:style>
    <style:style style:name="T18" style:family="text">
      <style:text-properties fo:color="#009900" style:font-name="Ubuntu Mono" officeooo:rsid="00315d70"/>
    </style:style>
    <style:style style:name="T19" style:family="text">
      <style:text-properties fo:color="#009900" officeooo:rsid="003b8d6f"/>
    </style:style>
    <style:style style:name="T20" style:family="text">
      <style:text-properties officeooo:rsid="002895ea"/>
    </style:style>
    <style:style style:name="T21" style:family="text">
      <style:text-properties officeooo:rsid="0028fb30"/>
    </style:style>
    <style:style style:name="T22" style:family="text">
      <style:text-properties officeooo:rsid="002dba46"/>
    </style:style>
    <style:style style:name="T23" style:family="text">
      <style:text-properties officeooo:rsid="00371a12"/>
    </style:style>
    <style:style style:name="T24" style:family="text">
      <style:text-properties officeooo:rsid="003aa463"/>
    </style:style>
    <style:style style:name="T25" style:family="text">
      <style:text-properties style:font-name="Ubuntu Mono"/>
    </style:style>
    <style:style style:name="T26" style:family="text">
      <style:text-properties style:font-name="Ubuntu Mono" fo:font-weight="bold" style:font-weight-asian="bold" style:font-weight-complex="bold"/>
    </style:style>
    <style:style style:name="T27" style:family="text">
      <style:text-properties style:font-name="Ubuntu Mono" officeooo:rsid="0025adb9"/>
    </style:style>
    <style:style style:name="T28" style:family="text">
      <style:text-properties officeooo:rsid="003fccfe"/>
    </style:style>
    <style:style style:name="T29" style:family="text">
      <style:text-properties officeooo:rsid="0044c7b3"/>
    </style:style>
    <style:style style:name="T30" style:family="text">
      <style:text-properties officeooo:rsid="0047f1c0"/>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finició gramàtica CRAP</text:p>
      <text:p text:style-name="P3"/>
      <text:p text:style-name="P15">CRAP (CRAP Rendering and Animation Platform) <text:span text:style-name="T7">és un intèrpret</text:span> amb un llenguatge orientat a definir timelines i fotogrames clau (keys).</text:p>
      <text:p text:style-name="P15"/>
      <text:p text:style-name="P15">El seu objectiu és proporcionar una eina amb la que poder definir i posteriorment visualitzar escenes i animacions complexes en 3D.</text:p>
      <text:p text:style-name="P3"/>
      <text:p text:style-name="P16">A continuació es definiran els seus components i la seva gramàtica.</text:p>
      <text:p text:style-name="P16"/>
      <text:p text:style-name="P19">Variables i objectes:</text:p>
      <text:p text:style-name="P2">Les variables poden ser number, boolean, strings o objectes. Un objecte és un contenidor de propietats. Per accedir a una propietat es pot utilitzar el operador “.”. <text:span text:style-name="T3">Per exemple:</text:span></text:p>
      <text:p text:style-name="P31"><text:span text:style-name="T1"/></text:p>
      <text:p text:style-name="P31"><text:tab/>persona.nom <text:span text:style-name="T3">= </text:span>“Mariano”; <text:s/></text:p>
      <text:p text:style-name="P31"><text:tab/>persona.edat = 30; <text:s text:c="21"/></text:p>
      <text:p text:style-name="P32"/>
      <text:p text:style-name="P32"><text:tab/>persona.fill<text:span text:style-name="T2">0.nom = </text:span>“Victor”;</text:p>
      <text:p text:style-name="P31"><text:tab/>persona.fill0.<text:span text:style-name="T3">edat</text:span> = 5;</text:p>
      <text:p text:style-name="P31"/>
      <text:p text:style-name="P31"><text:tab/>persona.fill1.nom = “Joan”;</text:p>
      <text:p text:style-name="P31"><text:tab/>persona.fill1.edat = 99;</text:p>
      <text:p text:style-name="P2"/>
      <text:p text:style-name="P13">A més, es proporciona el tipus <text:s/>vec(x,y,z), que és un shortcut per no haver de definir les propietats x,y,z per a un determinat objecte:</text:p>
      <text:p text:style-name="P13"/>
      <text:p text:style-name="P13"><text:tab/><text:span text:style-name="T28">persona.Position = vec(0, 10, 5);</text:span></text:p>
      <text:p text:style-name="P13"/>
      <text:p text:style-name="P19">Prefabs:</text:p>
      <text:p text:style-name="P2">Un prefab és un motlle, del qual pots crear objectes. Servirà com a mecanisme per crear objectes personalitzats. <text:span text:style-name="T4">Per exemple</text:span>:</text:p>
      <text:p text:style-name="P31"/>
      <text:p text:style-name="P31"><text:tab/><text:span text:style-name="T7">prefab</text:span> BlueCube </text:p>
      <text:p text:style-name="P31"><text:tab/>{ </text:p>
      <text:p text:style-name="P31"><text:tab/><text:tab/>Primitive = Cube;</text:p>
      <text:p text:style-name="P31"><text:tab/><text:tab/>Color = vec(0,0,1);</text:p>
      <text:p text:style-name="P31"><text:tab/>}</text:p>
      <text:p text:style-name="P31"/>
      <text:p text:style-name="P31"><text:tab/><text:span text:style-name="T7">prefab</text:span> Potato</text:p>
      <text:p text:style-name="P31"><text:tab/>{</text:p>
      <text:p text:style-name="P31"><text:tab/> <text:tab/>Primitive = Sphere;</text:p>
      <text:p text:style-name="P31"><text:tab/> <text:tab/>Rotation = vec(30, 30, 30);</text:p>
      <text:p text:style-name="P31"><text:tab/> <text:tab/>Scale = vec(1, 2, 1);</text:p>
      <text:p text:style-name="P31"><text:tab/> <text:tab/>Color = Brown;</text:p>
      <text:p text:style-name="P31"><text:tab/>}</text:p>
      <text:p text:style-name="P2"/>
      <text:p text:style-name="P12">Per crear un nou objecte a partir d’un prefab, <text:span text:style-name="T22">s’utilitza la paraula clau </text:span><text:span text:style-name="T9">new</text:span>:</text:p>
      <text:p text:style-name="P12"><text:tab/></text:p>
      <text:p text:style-name="P12"><text:tab/><text:span text:style-name="T25">potato = </text:span><text:span text:style-name="T26">new</text:span><text:span text:style-name="T25"> Potato;</text:span></text:p>
      <text:p text:style-name="P2"/>
      <text:p text:style-name="P18">Definició de variables globals:</text:p>
      <text:p text:style-name="P4">Es poden crear variables globals, donat que seran molt convenients pel nostre llenguatge:</text:p>
      <text:p text:style-name="P4"/>
      <text:p text:style-name="P4"><text:tab/><text:span text:style-name="T26">global</text:span><text:span text:style-name="T25"> potato;</text:span></text:p>
      <text:p text:style-name="P35"><text:soft-page-break/><text:tab/><text:span text:style-name="T7">global</text:span> persona;</text:p>
      <text:p text:style-name="P20"/>
      <text:p text:style-name="P20">Funcions:</text:p>
      <text:p text:style-name="P5">Les funcions es declaren:</text:p>
      <text:p text:style-name="P5"/>
      <text:p text:style-name="P5"><text:tab/><text:span text:style-name="T26">function</text:span><text:span text:style-name="T25"> sum (a, b, c)</text:span></text:p>
      <text:p text:style-name="P27"><text:tab/>{</text:p>
      <text:p text:style-name="P27"><text:tab/><text:tab/><text:span text:style-name="T7">return</text:span> a + b + c;</text:p>
      <text:p text:style-name="P28"><text:tab/>}</text:p>
      <text:p text:style-name="P28"><text:span text:style-name="T5"/></text:p>
      <text:p text:style-name="P28"><text:span text:style-name="T5">Timeline</text:span><text:span text:style-name="T6">s</text:span><text:span text:style-name="T5">:</text:span></text:p>
      <text:p text:style-name="P5">Una timeline és una funció amb una duració associada.</text:p>
      <text:p text:style-name="P5">Declaració d’una timeline:</text:p>
      <text:p text:style-name="P5"/>
      <text:p text:style-name="P5"><text:span text:style-name="T7"><text:tab/></text:span><text:span text:style-name="T26">timeline</text:span><text:span text:style-name="T25"> </text:span><text:span text:style-name="T27">RotateMyObject</text:span><text:span text:style-name="T25"> (</text:span><text:span text:style-name="T27">objectToRotate</text:span><text:span text:style-name="T25">)</text:span></text:p>
      <text:p text:style-name="P27"><text:tab/>{</text:p>
      <text:p text:style-name="P27"><text:tab/><text:tab/><text:span text:style-name="T11">// </text:span><text:span text:style-name="T19">Fer quelcom aquí</text:span><text:span text:style-name="T11">...</text:span></text:p>
      <text:p text:style-name="P27"><text:tab/>}</text:p>
      <text:p text:style-name="P5"/>
      <text:p text:style-name="P9">Crida d’una timeline:</text:p>
      <text:p text:style-name="P9">Al cridar una timeline, s’ha d’especificar la seva duració en segons. Aquesta pot ser absoluta, o relativa a la duració de la timeline des de la qual s’està cridant.</text:p>
      <text:p text:style-name="P9"><text:tab/></text:p>
      <text:p text:style-name="P34"><text:tab/>RotateMyObject<text:span text:style-name="T7">[[</text:span>10.0<text:span text:style-name="T7">]]</text:span>(persona); <text:span text:style-name="T11">// Crida amb duració absolut (10 segons )</text:span></text:p>
      <text:p text:style-name="P34"><text:tab/></text:p>
      <text:p text:style-name="P34"><text:tab/><text:span text:style-name="T11">// Crida amb duració relativa (50% de duració de la timeline actual)</text:span></text:p>
      <text:p text:style-name="P34"><text:tab/>RotateMyObject <text:span text:style-name="T7">&lt;&lt;</text:span>0.5<text:span text:style-name="T7">&gt;&gt;</text:span> (persona); </text:p>
      <text:p text:style-name="P27"/>
      <text:p text:style-name="P21">Keys:</text:p>
      <text:p text:style-name="P10">Una key (keyframe) és un event dins el contexte d’una timeline. Tota key té definit un moment clau dins una timeline. De nou, aquest moment clau es pot definir de manera relativa o absoluta.</text:p>
      <text:p text:style-name="P6"/>
      <text:p text:style-name="P6"><text:span text:style-name="T7"><text:tab/></text:span><text:span text:style-name="T26">timeline</text:span><text:span text:style-name="T25"> </text:span><text:span text:style-name="T27">RotateMyObject</text:span><text:span text:style-name="T25"> (</text:span><text:span text:style-name="T27">objectToRotate</text:span><text:span text:style-name="T25">)</text:span></text:p>
      <text:p text:style-name="P25"><text:tab/>{</text:p>
      <text:p text:style-name="P25"><text:tab/><text:tab/><text:span text:style-name="T8">key</text:span><text:span text:style-name="T20"> &lt;&lt;0.2&gt;&gt; </text:span><text:span text:style-name="T12">// </text:span><text:span text:style-name="T19">E</text:span><text:span text:style-name="T12">s troba a un 20% de la timeline actual </text:span></text:p>
      <text:p text:style-name="P25"><text:tab/><text:tab/><text:span text:style-name="T20">{</text:span></text:p>
      <text:p text:style-name="P25"><text:tab/><text:tab/><text:span text:style-name="T20">}</text:span></text:p>
      <text:p text:style-name="P25"><text:tab/><text:tab/></text:p>
      <text:p text:style-name="P26"><text:tab/><text:tab/><text:span text:style-name="T8">key</text:span><text:span text:style-name="T20"> [[10.0]] </text:span><text:span text:style-name="T12">// </text:span><text:span text:style-name="T19">E</text:span><text:span text:style-name="T12">s troba a </text:span><text:span text:style-name="T13">10s de l’inici de la </text:span><text:span text:style-name="T12">timeline actual </text:span></text:p>
      <text:p text:style-name="P25"><text:tab/><text:tab/><text:span text:style-name="T21">{</text:span></text:p>
      <text:p text:style-name="P25"><text:tab/><text:tab/><text:span text:style-name="T21">}</text:span></text:p>
      <text:p text:style-name="P25"/>
      <text:p text:style-name="P25"><text:tab/><text:tab/><text:span text:style-name="T8">key</text:span><text:span text:style-name="T20"> &lt;&lt;1.0&gt;&gt; </text:span><text:span text:style-name="T12">// </text:span><text:span text:style-name="T19">E</text:span><text:span text:style-name="T12">s troba just al final de la timeline</text:span></text:p>
      <text:p text:style-name="P30"><text:tab/><text:tab/>{</text:p>
      <text:p text:style-name="P30"><text:tab/><text:tab/>}</text:p>
      <text:p text:style-name="P25"><text:span text:style-name="T11"><text:tab/><text:tab/></text:span></text:p>
      <text:p text:style-name="P25"><text:tab/>}</text:p>
      <text:p text:style-name="P33"/>
      <text:p text:style-name="P36"/>
      <text:p text:style-name="P37">Tweens:</text:p>
      <text:p text:style-name="P11">Una tween és una interpolació. Sempre ha de estar dins una key. <text:span text:style-name="T20">Defineix quins valors han de tenir les variables especificades una vegada s’arribi a la key on estan definides.</text:span></text:p>
      <text:p text:style-name="P7"/>
      <text:p text:style-name="P8"><text:s text:c="12"/><text:span text:style-name="T25"><text:s/></text:span><text:span text:style-name="T17">// Aquesta </text:span><text:span text:style-name="T18">timeline, rotarà l’objecte passat 90.0º en l’eix Y </text:span></text:p>
      <text:p text:style-name="P23"><text:span text:style-name="T7"><text:tab/>timeline</text:span> <text:span text:style-name="T10">RotateMyObject</text:span> (<text:span text:style-name="T10">objectToRotate</text:span>)</text:p>
      <text:p text:style-name="P23"><text:tab/>{</text:p>
      <text:p text:style-name="P24"><text:tab/><text:tab/><text:span text:style-name="T8">key</text:span><text:span text:style-name="T20"> &lt;&lt;1.0&gt;&gt; </text:span><text:span text:style-name="T14">// </text:span><text:span text:style-name="T15">Al final de la frame, com serà l’estat </text:span><text:span text:style-name="T16">dels tweens</text:span><text:span text:style-name="T15">?</text:span></text:p>
      <text:p text:style-name="P29"><text:tab/><text:tab/>{</text:p>
      <text:p text:style-name="P29"><text:tab/><text:tab/><text:tab/><text:span text:style-name="T23">objectToRotate.Rotation.y -&gt; objectToRotate.Rotation.y + 90.0;</text:span></text:p>
      <text:p text:style-name="P29"><text:tab/><text:tab/><text:span text:style-name="T24">}</text:span></text:p>
      <text:p text:style-name="P23"><text:tab/>}</text:p>
      <text:p text:style-name="P22"/>
      <text:p text:style-name="P22"><text:span text:style-name="T29">Flux d’execució</text:span>:</text:p>
      <text:p text:style-name="P22"/>
      <text:p text:style-name="P14">Cal definir bé el<text:span text:style-name="T7"> flux d’execució</text:span> que tindrà CRAP.</text:p>
      <text:p text:style-name="P14"/>
      <text:p text:style-name="P14">Quan s’executa una timeline, <text:span text:style-name="T7">s’executa “instantaniament”</text:span> tot el seu codi. El que fa que les animacions funcionin, és un sistema que va afegint les crides a timelines i les tweens a <text:span text:style-name="T7">dues cues </text:span>que els va executant quan cal. </text:p>
      <text:p text:style-name="P14"/>
      <text:p text:style-name="P14">És a dir, si per exemple tenim una key al temps absolut 30 segons, llavors totes les crides a timelines i tots els tweens especificats, s’afegiran a una cua enregistrant el seu temps d’inici.</text:p>
      <text:p text:style-name="P14"/>
      <text:p text:style-name="P14">Llavors el sistema de runtime va visitant aquestes cues i executa les timelines o tweens quan i com calgui a cada cas. <text:span text:style-name="T30">D’aquesta manera el codi de dins d’una timeline es pot avaluar més d’una veEgada amb diferents moments i duracions.</text:span></text:p>
      <text:p text:style-name="P14"/>
      <text:p text:style-name="P17">L’execució comença amb la crida a la <text:span text:style-name="T7">timeline Main</text:span>, que té una durada per defecte de 1 seg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Courier" svg:font-family="Courier"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3T18:12:39.213531706</meta:creation-date>
    <dc:date>2017-04-03T19:09:07.093155077</dc:date>
    <meta:editing-duration>PT56M11S</meta:editing-duration>
    <meta:editing-cycles>39</meta:editing-cycles>
    <meta:generator>LibreOffice/5.1.6.2$Linux_X86_64 LibreOffice_project/10m0$Build-2</meta:generator>
    <meta:document-statistic meta:table-count="0" meta:image-count="0" meta:object-count="0" meta:page-count="3" meta:paragraph-count="87" meta:word-count="611" meta:character-count="3747" meta:non-whitespace-character-count="3088"/>
  </office:meta>
</office:document-meta>
</file>